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437adf" officeooo:paragraph-rsid="004de016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43a7d9" officeooo:paragraph-rsid="0043a7d9" style:font-style-asian="normal" style:font-style-complex="normal"/>
    </style:style>
    <style:style style:name="P10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11" style:family="paragraph" style:parent-style-name="Standard" style:list-style-name="L2">
      <style:text-properties fo:font-style="normal" fo:font-weight="normal" officeooo:rsid="0047472c" officeooo:paragraph-rsid="0047472c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fo:font-weight="normal" officeooo:rsid="00482548" officeooo:paragraph-rsid="00482548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fo:font-weight="normal" officeooo:rsid="004bc6f9" officeooo:paragraph-rsid="004bc6f9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2db6d0" officeooo:paragraph-rsid="002f1e0c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fo:font-weight="normal" officeooo:rsid="0030e9d8" officeooo:paragraph-rsid="0030e9d8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347faa" officeooo:paragraph-rsid="00347faa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399110" officeooo:paragraph-rsid="00399110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text-properties fo:font-style="normal" fo:font-weight="normal" officeooo:rsid="00535c87" officeooo:paragraph-rsid="00535c87" style:font-style-asian="normal" style:font-weight-asian="normal" style:font-style-complex="normal" style:font-weight-complex="normal"/>
    </style:style>
    <style:style style:name="P23" style:family="paragraph" style:parent-style-name="Standard" style:list-style-name="L5">
      <style:text-properties fo:font-style="normal" fo:font-weight="normal" officeooo:rsid="0053a76c" officeooo:paragraph-rsid="0053a76c" style:font-style-asian="normal" style:font-weight-asian="normal" style:font-style-complex="normal" style:font-weight-complex="normal"/>
    </style:style>
    <style:style style:name="P24" style:family="paragraph" style:parent-style-name="Standard" style:list-style-name="L5">
      <style:text-properties fo:font-style="normal" fo:font-weight="normal" officeooo:rsid="0053dd89" officeooo:paragraph-rsid="0053dd89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fo:font-style="normal" fo:font-weight="bold" officeooo:rsid="004af4c0" officeooo:paragraph-rsid="004af4c0" style:font-style-asian="normal" style:font-weight-asian="bold" style:font-style-complex="normal" style:font-weight-complex="bold"/>
    </style:style>
    <style:style style:name="P26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27" style:family="paragraph" style:parent-style-name="Standard" style:list-style-name="L4">
      <style:text-properties fo:font-style="normal" fo:font-weight="bold" officeooo:rsid="002f1e0c" officeooo:paragraph-rsid="002f1e0c" style:font-style-asian="normal" style:font-weight-asian="bold" style:font-style-complex="normal" style:font-weight-complex="bold"/>
    </style:style>
    <style:style style:name="P28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535c87" officeooo:paragraph-rsid="00535c87" style:font-style-asian="normal" style:font-weight-asian="bold" style:font-style-complex="normal" style:font-weight-complex="bold"/>
    </style:style>
    <style:style style:name="P30" style:family="paragraph" style:parent-style-name="Standard" style:list-style-name="L5">
      <style:text-properties fo:font-style="normal" fo:font-weight="bold" officeooo:rsid="00535c87" officeooo:paragraph-rsid="00535c87" style:font-style-asian="normal" style:font-weight-asian="bold" style:font-style-complex="normal" style:font-weight-complex="bold"/>
    </style:style>
    <style:style style:name="P31" style:family="paragraph" style:parent-style-name="Standard" style:list-style-name="L5">
      <style:text-properties fo:font-style="normal" fo:font-weight="bold" officeooo:rsid="0053a76c" officeooo:paragraph-rsid="0053a76c" style:font-style-asian="normal" style:font-weight-asian="bold" style:font-style-complex="normal" style:font-weight-complex="bold"/>
    </style:style>
    <style:style style:name="P32" style:family="paragraph" style:parent-style-name="Standard" style:list-style-name="L5">
      <style:text-properties fo:font-style="normal" fo:font-weight="bold" officeooo:rsid="00552043" officeooo:paragraph-rsid="00552043" style:font-style-asian="normal" style:font-weight-asian="bold" style:font-style-complex="normal" style:font-weight-complex="bold"/>
    </style:style>
    <style:style style:name="P33" style:family="paragraph" style:parent-style-name="Standard" style:list-style-name="L3">
      <style:text-properties officeooo:paragraph-rsid="000fe582"/>
    </style:style>
    <style:style style:name="P34" style:family="paragraph" style:parent-style-name="Standard" style:list-style-name="L3">
      <style:text-properties officeooo:rsid="00145548" officeooo:paragraph-rsid="00145548"/>
    </style:style>
    <style:style style:name="P35" style:family="paragraph" style:parent-style-name="Standard" style:list-style-name="L4">
      <style:text-properties officeooo:rsid="00145548" officeooo:paragraph-rsid="00145548"/>
    </style:style>
    <style:style style:name="P36" style:family="paragraph" style:parent-style-name="Standard" style:list-style-name="L3">
      <style:text-properties officeooo:rsid="00120104" officeooo:paragraph-rsid="00231a11"/>
    </style:style>
    <style:style style:name="P37" style:family="paragraph" style:parent-style-name="Standard" style:list-style-name="L4">
      <style:text-properties officeooo:rsid="00120104" officeooo:paragraph-rsid="002f1e0c"/>
    </style:style>
    <style:style style:name="P38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39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41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42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43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44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45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46" style:family="paragraph" style:parent-style-name="Standard" style:list-style-name="L4">
      <style:text-properties officeooo:rsid="00420907" officeooo:paragraph-rsid="00420907"/>
    </style:style>
    <style:style style:name="P47" style:family="paragraph" style:parent-style-name="Standard" style:list-style-name="L4">
      <style:text-properties officeooo:rsid="0018a1d2" officeooo:paragraph-rsid="0018a1d2"/>
    </style:style>
    <style:style style:name="P48" style:family="paragraph" style:parent-style-name="Standard" style:list-style-name="L4">
      <style:text-properties officeooo:rsid="00284da6" officeooo:paragraph-rsid="00284da6"/>
    </style:style>
    <style:style style:name="P49" style:family="paragraph" style:parent-style-name="Standard" style:list-style-name="L5">
      <style:text-properties officeooo:paragraph-rsid="00552043"/>
    </style:style>
    <style:style style:name="P50" style:family="paragraph" style:parent-style-name="Standard" style:list-style-name="L5">
      <style:text-properties officeooo:paragraph-rsid="00563416"/>
    </style:style>
    <style:style style:name="P51" style:family="paragraph" style:parent-style-name="Standard" style:list-style-name="L5">
      <style:text-properties officeooo:paragraph-rsid="005baae1"/>
    </style:style>
    <style:style style:name="P52" style:family="paragraph" style:parent-style-name="Standard" style:list-style-name="L5">
      <style:text-properties fo:font-style="italic" officeooo:rsid="00563416" officeooo:paragraph-rsid="00563416" style:font-style-asian="italic" style:font-style-complex="italic"/>
    </style:style>
    <style:style style:name="P53" style:family="paragraph" style:parent-style-name="Standard" style:list-style-name="L5">
      <style:text-properties officeooo:rsid="0059a18b" officeooo:paragraph-rsid="0059a18b"/>
    </style:style>
    <style:style style:name="P54" style:family="paragraph" style:parent-style-name="Standard" style:list-style-name="L5">
      <style:text-properties fo:color="#c9211e" fo:font-style="normal" fo:font-weight="bold" officeooo:rsid="0059a18b" officeooo:paragraph-rsid="0059a18b" style:font-style-asian="normal" style:font-weight-asian="bold" style:font-style-complex="normal" style:font-weight-complex="bold"/>
    </style:style>
    <style:style style:name="P55" style:family="paragraph" style:parent-style-name="Standard" style:list-style-name="L5">
      <style:text-properties fo:color="#000000" fo:font-style="normal" fo:font-weight="normal" officeooo:rsid="0059a18b" officeooo:paragraph-rsid="0059a18b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text-properties officeooo:rsid="005af3ee" officeooo:paragraph-rsid="005af3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44b997" style:font-style-asian="italic" style:font-weight-asian="bold" style:font-style-complex="italic" style:font-weight-complex="bold"/>
    </style:style>
    <style:style style:name="T6" style:family="text">
      <style:text-properties fo:font-style="normal" officeooo:rsid="000fe582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5baae1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5204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7f04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6341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baae1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30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31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32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33" style:family="text">
      <style:text-properties officeooo:rsid="0032de8b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82548" style:font-weight-asian="normal" style:font-weight-complex="normal"/>
    </style:style>
    <style:style style:name="T37" style:family="text">
      <style:text-properties fo:font-weight="normal" officeooo:rsid="00552043" style:font-weight-asian="normal" style:font-weight-complex="normal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officeooo:rsid="00552043"/>
    </style:style>
    <style:style style:name="T40" style:family="text">
      <style:text-properties officeooo:rsid="0057f04a"/>
    </style:style>
    <style:style style:name="T41" style:family="text">
      <style:text-properties officeooo:rsid="0059a18b"/>
    </style:style>
    <style:style style:name="T42" style:family="text">
      <style:text-properties fo:color="#c9211e" fo:font-weight="bold" style:font-weight-asian="bold" style:font-weight-complex="bold"/>
    </style:style>
    <style:style style:name="T43" style:family="text">
      <style:text-properties officeooo:rsid="005baa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PS Assessment Challenge – <text:span text:style-name="T1">bookfinder app</text:span></text:p>
      <text:p text:style-name="P1"/>
      <text:p text:style-name="P1"><text:span text:style-name="T38">I. Thoughts &amp; TODOs</text:span></text:p>
      <text:list xml:id="list533676089" text:style-name="L2">
        <text:list-item>
          <text:p text:style-name="P7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8">improve and re-format code ordering, style and layout based on flutter guidelines. <text:span text:style-name="T36">Ein gleicher Commenting stil für alle Klassen!</text:span></text:p>
        </text:list-item>
        <text:list-item>
          <text:p text:style-name="P9">conduct an examplary interview about the process I came up with this app, what <text:span text:style-name="T5">every </text:span>individual code lines mean and why used this and this widget ← <text:span text:style-name="T34">they will ask that remember fortiss!</text:span></text:p>
        </text:list-item>
        <text:list-item>
          <text:p text:style-name="P11">In wie fern Quellen beim Coden angeben?</text:p>
        </text:list-item>
        <text:list-item>
          <text:p text:style-name="P12"/>
        </text:list-item>
        <text:list-item>
          <text:p text:style-name="P13">Optional: irgendeinen Fancy Font für den Book Title!</text:p>
        </text:list-item>
        <text:list-item>
          <text:p text:style-name="P25">Die mobile Apps als download zum direkten installieren auf dem Handy zur Verfügung stellen!!!!</text:p>
        </text:list-item>
      </text:list>
      <text:p text:style-name="P1"/>
      <text:p text:style-name="P4">II. Challenge Details</text:p>
      <text:list xml:id="list2066664147" text:style-name="L3">
        <text:list-item>
          <text:p text:style-name="P33"><text:span text:style-name="T6">no deadline for the challenge, </text:span><text:span text:style-name="T8">but FIFO-principe </text:span><text:span text:style-name="T12">for interviews → 72h all I have due to exam phase, explain in the interview the rapidness of prototyping due to time constraints and sell it as a feature/benefit</text:span></text:p>
          <text:list>
            <text:list-item>
              <text:p text:style-name="P34"><text:span text:style-name="T12">a</text:span><text:span text:style-name="T11">lso include a sentence like: “okay I would like to walk you through my thought process, </text:span></text:p>
            </text:list-item>
          </text:list>
        </text:list-item>
        <text:list-item>
          <text:p text:style-name="P26">Mission 1: Development</text:p>
          <text:list>
            <text:list-item>
              <text:p text:style-name="P36"><text:span text:style-name="T12">A</text:span><text:span text:style-name="T11">n application where users can </text:span><text:span text:style-name="T7">search for books</text:span><text:span text:style-name="T11"> by entering a query. ← flutter gives me all but should I focus on web or mobile application, how to make both look goood? </text:span></text:p>
            </text:list-item>
            <text:list-item>
              <text:p text:style-name="P34"><text:span text:style-name="T11">At least </text:span><text:span text:style-name="T7">two pages</text:span><text:span text:style-name="T11">: </text:span></text:p>
              <text:list>
                <text:list-item>
                  <text:p text:style-name="P14">add new books (title of the book, author, published date) ← first these and if there is time add new features like genre, picture selection, …</text:p>
                </text:list-item>
                <text:list-item>
                  <text:p text:style-name="P16">list of all books, here the search bar should be</text:p>
                </text:list-item>
              </text:list>
            </text:list-item>
            <text:list-item>
              <text:p text:style-name="P38"><text:span text:style-name="T11">frontend only solution</text:span><text:span text:style-name="T23"> → write </text:span><text:span text:style-name="T25">backend </text:span><text:span text:style-name="T23">that handles the storing </text:span><text:span text:style-name="T24">of the books</text:span></text:p>
            </text:list-item>
            <text:list-item>
              <text:p text:style-name="P39">no requirements whatsoever regarding framework, packages, etc.</text:p>
            </text:list-item>
            <text:list-item>
              <text:p text:style-name="P40">use a github repo and commit regulary ← history of development process should be clear, entangle with working schedule</text:p>
            </text:list-item>
          </text:list>
        </text:list-item>
        <text:list-item>
          <text:p text:style-name="P42"><text:span text:style-name="T30">M</text:span><text:span text:style-name="T29">ission 2: Publish &amp; Deploy</text:span></text:p>
          <text:list>
            <text:list-item>
              <text:p text:style-name="P43"><text:span text:style-name="T30">d</text:span><text:span text:style-name="T29">eploy the app</text:span><text:span text:style-name="T26"> to the cloud (aws, google cloud, heroku, …) ← that will be a trickier one, CI/CD pipeline setup?, mobile or web app, get a clear understanding </text:span><text:span text:style-name="T29">before </text:span><text:span text:style-name="T26">the development process </text:span><text:span text:style-name="T27">← firebase hosting? Mobile solution though, hm…, </text:span><text:span text:style-name="T28">develop with web in mind?</text:span></text:p>
            </text:list-item>
          </text:list>
        </text:list-item>
        <text:list-item>
          <text:p text:style-name="P44"><text:span text:style-name="T31">M</text:span><text:span text:style-name="T29">ission 3: Submission</text:span></text:p>
          <text:list>
            <text:list-item>
              <text:p text:style-name="P41">submit via http post (use postmen?)</text:p>
            </text:list-item>
            <text:list-item>
              <text:p text:style-name="P41">should include github repo, email, and deployed url, as well as notes</text:p>
            </text:list-item>
            <text:list-item>
              <text:p text:style-name="P41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45"><text:span text:style-name="T29">Status 200 should be returned by the server </text:span><text:span text:style-name="T32">and interview email will be coming up afterwards</text:span></text:p>
            </text:list-item>
          </text:list>
        </text:list-item>
      </text:list>
      <text:p text:style-name="P3"/>
      <text:p text:style-name="P5">III. Feature &amp; Requirements list</text:p>
      <text:list xml:id="list947222824" text:style-name="L4">
        <text:list-item>
          <text:p text:style-name="P27">MANDATORY:</text:p>
          <text:list>
            <text:list-item>
              <text:p text:style-name="P37"><text:span text:style-name="T13">a</text:span><text:span text:style-name="T11">pplication </text:span><text:span text:style-name="T16">that is</text:span><text:span text:style-name="T3"> deployed</text:span><text:span text:style-name="T16"> to a cloud hence URL reachable</text:span><text:span text:style-name="T2"> </text:span><text:span text:style-name="T11">→ web, ios, android </text:span><text:span text:style-name="T17">distinction?</text:span></text:p>
            </text:list-item>
            <text:list-item>
              <text:p text:style-name="P46"><text:soft-page-break/><text:span text:style-name="T17">B</text:span><text:span text:style-name="T11">ooks have: </text:span><text:span text:style-name="T13">(title of the book, author, published date) </text:span><text:span text:style-name="T11">+ genre, picture, description, ...</text:span></text:p>
            </text:list-item>
            <text:list-item>
              <text:p text:style-name="P15">users can search for books by entering a query → search bar <text:span text:style-name="T33">with search feature for author names, book titles (and dates?)</text:span></text:p>
            </text:list-item>
            <text:list-item>
              <text:p text:style-name="P35"><text:span text:style-name="T14">view/page to </text:span><text:span text:style-name="T11">add new books to the marketplace/collection/library</text:span></text:p>
            </text:list-item>
            <text:list-item>
              <text:p text:style-name="P47"><text:span text:style-name="T11">view/page to list,</text:span><text:span text:style-name="T7"> </text:span><text:span text:style-name="T9">query (search bar)</text:span><text:span text:style-name="T7"> </text:span><text:span text:style-name="T11">and see all stored books (empty at start or pre-fill? Definetly include the behavior an empty app!</text:span><text:span text:style-name="T15">) </text:span></text:p>
            </text:list-item>
            <text:list-item>
              <text:p text:style-name="P48"><text:span text:style-name="T15">b</text:span><text:span text:style-name="T11">ackend </text:span><text:span text:style-name="T18">for storing books</text:span></text:p>
            </text:list-item>
          </text:list>
        </text:list-item>
        <text:list-item>
          <text:p text:style-name="P27">NICE TO HAVE:</text:p>
          <text:list>
            <text:list-item>
              <text:p text:style-name="P17">CI/CD for deployment</text:p>
            </text:list-item>
            <text:list-item>
              <text:p text:style-name="P18">Filter/Sorting for the list view, maybe possible to search for publish dates, author and name?</text:p>
            </text:list-item>
            <text:list-item>
              <text:p text:style-name="P19">Delete books via this left swipe!</text:p>
            </text:list-item>
            <text:list-item>
              <text:p text:style-name="P28">Genre dedicates the picture (easiest way to get visuals in this case)</text:p>
              <text:list>
                <text:list-item>
                  <text:p text:style-name="P20">filter by genre feature?</text:p>
                </text:list-item>
              </text:list>
            </text:list-item>
            <text:list-item>
              <text:p text:style-name="P21">Some kind of starting screen, to make the web look better? Like with a search and then explore option where the actual list is?</text:p>
            </text:list-item>
          </text:list>
        </text:list-item>
      </text:list>
      <text:p text:style-name="P2"/>
      <text:p text:style-name="P29">Effective Dart Coding Style:</text:p>
      <text:list xml:id="list3674547021" text:style-name="L5">
        <text:list-item>
          <text:p text:style-name="P30"><text:span text:style-name="T40">Documenation &amp;</text:span>Comments:</text:p>
          <text:list>
            <text:list-item>
              <text:p text:style-name="P51"><text:span text:style-name="T10">INSIDE</text:span><text:span text:style-name="T22"> of functions use </text:span><text:span text:style-name="T10">//</text:span><text:span text:style-name="T22">, </text:span><text:span text:style-name="T10">OUTSIDE</text:span><text:span text:style-name="T22"> of functions use </text:span><text:span text:style-name="T10">///</text:span></text:p>
            </text:list-item>
            <text:list-item>
              <text:p text:style-name="P22">/// are doc comments and should be mostly used → will generate doc</text:p>
            </text:list-item>
            <text:list-item>
              <text:p text:style-name="P22">// <text:span text:style-name="T41">format comments that should comment the format → will not be included in gernate doc</text:span></text:p>
            </text:list-item>
            <text:list-item>
              <text:p text:style-name="P22">/** ←<text:span text:style-name="T42"> never use.</text:span></text:p>
            </text:list-item>
            <text:list-item>
              <text:p text:style-name="P54">Comments: First capitalized and finish with a dot/marks and always write complete sentences.</text:p>
            </text:list-item>
            <text:list-item>
              <text:p text:style-name="P55">Doc comments: /// </text:p>
              <text:list>
                <text:list-item>
                  <text:p text:style-name="P55">member variables (e.g. inte get length)</text:p>
                </text:list-item>
                <text:list-item>
                  <text:p text:style-name="P55">types</text:p>
                </text:list-item>
                <text:list-item>
                  <text:p text:style-name="P55">If there is a longer paragraph to write then write a first sentence and then a blank and then the rest</text:p>
                </text:list-item>
                <text:list-item>
                  <text:p text:style-name="P55">Functions → Start with a third person word (e.g. Returns/Starts the …)</text:p>
                </text:list-item>
                <text:list-item>
                  <text:p text:style-name="P55">Variables → descriptive noun sentence (e.g. The current day of the week.)</text:p>
                </text:list-item>
                <text:list-item>
                  <text:p text:style-name="P55">Use [] to refer to in-scope idetifiers (e.g. [StateError] or [anotherMethod()].</text:p>
                </text:list-item>
                <text:list-item>
                  <text:p text:style-name="P55">Don’t use this @param style but rather write a real sentence with [variable] and its use</text:p>
                </text:list-item>
                <text:list-item>
                  <text:p text:style-name="P55">/// should be before @override</text:p>
                </text:list-item>
              </text:list>
            </text:list-item>
          </text:list>
        </text:list-item>
        <text:list-item>
          <text:p text:style-name="P31">Naming:</text:p>
          <text:list>
            <text:list-item>
              <text:p text:style-name="P24"><text:span text:style-name="T4">UpperCamelCase</text:span> → <text:span text:style-name="T39">classes except abreviations (e.g. TVVcr instad of TvVcr but Http instead of HTTP)</text:span></text:p>
            </text:list-item>
            <text:list-item>
              <text:p text:style-name="P24"><text:span text:style-name="T4">lowerCamelCase</text:span> → <text:span text:style-name="T39">basically everything: class members, variables, parameters, instanciations, constant/final variables, </text:span></text:p>
            </text:list-item>
            <text:list-item>
              <text:p text:style-name="P24"><text:span text:style-name="T4">lowercase_with_underscores</text:span> → <text:span text:style-name="T39">libraries, packages, dirs, source files, import prefixes,</text:span></text:p>
            </text:list-item>
          </text:list>
        </text:list-item>
        <text:list-item>
          <text:p text:style-name="P31">Widget division:</text:p>
          <text:list>
            <text:list-item>
              <text:p text:style-name="P23"/>
            </text:list-item>
          </text:list>
        </text:list-item>
        <text:list-item>
          <text:p text:style-name="P32">General:</text:p>
          <text:list>
            <text:list-item>
              <text:p text:style-name="P49"><text:span text:style-name="T19">use _ to catch unsused callback</text:span></text:p>
            </text:list-item>
            <text:list-item>
              <text:p text:style-name="P53"><text:span text:style-name="T19">i</text:span><text:span text:style-name="T11">f/else always with {}</text:span></text:p>
            </text:list-item>
            <text:list-item>
              <text:p text:style-name="P52"><text:span text:style-name="T37">d</text:span><text:span text:style-name="T35">ont</text:span><text:span text:style-name="T11"> use single prefix letters!</text:span></text:p>
            </text:list-item>
            <text:list-item>
              <text:p text:style-name="P52"><text:span text:style-name="T11">Sort imports alphabetical and always</text:span></text:p>
            </text:list-item>
            <text:list-item>
              <text:p text:style-name="P50"><text:span text:style-name="T20">use</text:span><text:span text:style-name="T21"> “dart format .” ! </text:span><text:span text:style-name="T20">command</text:span></text:p>
            </text:list-item>
            <text:list-item>
              <text:p text:style-name="P56"><text:span text:style-name="T20">d</text:span><text:span text:style-name="T11">on’t explicitly initilaize to null </text:span></text:p>
            </text:list-item>
            <text:list-item>
              <text:p text:style-name="P56"><text:soft-page-break/><text:span text:style-name="T11">get rid of new of const!!</text:span></text:p>
            </text:list-item>
            <text:list-item>
              <text:p text:style-name="P56"><text:span text:style-name="T1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3T19:55:13.186285248</dc:date>
    <meta:editing-duration>P1DT27M15S</meta:editing-duration>
    <meta:editing-cycles>57</meta:editing-cycles>
    <meta:document-statistic meta:table-count="0" meta:image-count="0" meta:object-count="0" meta:page-count="3" meta:paragraph-count="73" meta:word-count="865" meta:character-count="4910" meta:non-whitespace-character-count="4174"/>
  </office:meta>
</office:document-meta>
</file>